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avid1" svg:font-family="David" style:font-family-generic="system" style:font-pitch="variable"/>
    <style:font-face style:name="David2" svg:font-family="David" style:font-adornments="Regular" style:font-pitch="fixed"/>
    <style:font-face style:name="David3" svg:font-family="David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10e6e9" officeooo:paragraph-rsid="0673d944"/>
    </style:style>
    <style:style style:name="P5" style:family="paragraph" style:parent-style-name="Text_20_body">
      <style:text-properties officeooo:paragraph-rsid="0673d944"/>
    </style:style>
    <style:style style:name="P6" style:family="paragraph" style:parent-style-name="Heading_20_2">
      <style:text-properties officeooo:paragraph-rsid="0673d944"/>
    </style:style>
    <style:style style:name="P7" style:family="paragraph" style:parent-style-name="Text_20_body">
      <style:text-properties officeooo:paragraph-rsid="06783411"/>
    </style:style>
    <style:style style:name="P8" style:family="paragraph" style:parent-style-name="Text_20_body">
      <style:text-properties officeooo:paragraph-rsid="068146bd"/>
    </style:style>
    <style:style style:name="P9" style:family="paragraph" style:parent-style-name="Heading_20_2">
      <style:text-properties officeooo:paragraph-rsid="068146bd"/>
    </style:style>
    <style:style style:name="P10" style:family="paragraph" style:parent-style-name="Text_20_body">
      <style:text-properties officeooo:paragraph-rsid="056a94fb"/>
    </style:style>
    <style:style style:name="P11" style:family="paragraph" style:parent-style-name="Text_20_body">
      <style:text-properties officeooo:paragraph-rsid="068b4d1f"/>
    </style:style>
    <style:style style:name="P12" style:family="paragraph" style:parent-style-name="Text_20_body">
      <style:text-properties officeooo:rsid="068d225c" officeooo:paragraph-rsid="068d225c"/>
    </style:style>
    <style:style style:name="P13" style:family="paragraph" style:parent-style-name="Text_20_body">
      <style:text-properties officeooo:paragraph-rsid="068d2857"/>
    </style:style>
    <style:style style:name="P14" style:family="paragraph" style:parent-style-name="Heading_20_2">
      <style:paragraph-properties fo:line-height="100%"/>
      <style:text-properties officeooo:paragraph-rsid="0690a723"/>
    </style:style>
    <style:style style:name="P15" style:family="paragraph" style:parent-style-name="Heading_20_2">
      <style:paragraph-properties fo:line-height="100%"/>
      <style:text-properties officeooo:paragraph-rsid="06915ca2"/>
    </style:style>
    <style:style style:name="P16" style:family="paragraph" style:parent-style-name="Text_20_body">
      <style:text-properties fo:language="en" fo:country="US" officeooo:rsid="063a5131" officeooo:paragraph-rsid="0690a723"/>
    </style:style>
    <style:style style:name="P17" style:family="paragraph" style:parent-style-name="Heading_20_2">
      <style:text-properties officeooo:paragraph-rsid="05648627"/>
    </style:style>
    <style:style style:name="P18" style:family="paragraph" style:parent-style-name="Heading_20_1">
      <style:paragraph-properties fo:line-height="100%"/>
      <style:text-properties officeooo:rsid="05226f8d" officeooo:paragraph-rsid="04af6545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language="en" fo:country="US" officeooo:rsid="068146bd" officeooo:paragraph-rsid="0696475d" style:font-size-asian="10.5pt" style:font-name-complex="David CLM" style:font-weight-complex="normal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language="en" fo:country="US" officeooo:rsid="068146bd" style:font-size-asian="10.5pt" style:font-name-complex="David CLM" style:font-weight-complex="normal"/>
    </style:style>
    <style:style style:name="P21" style:family="paragraph" style:parent-style-name="Standard">
      <style:text-properties style:font-name="Monospace" fo:language="en" fo:country="US" officeooo:rsid="068146bd" officeooo:paragraph-rsid="06a70246" style:font-size-asian="10.5pt" style:font-name-complex="David CLM" style:font-weight-complex="normal"/>
    </style:style>
    <style:style style:name="P22" style:family="paragraph" style:parent-style-name="Text_20_body">
      <style:text-properties officeooo:paragraph-rsid="06915ca2"/>
    </style:style>
    <style:style style:name="P23" style:family="paragraph" style:parent-style-name="Text_20_body">
      <style:text-properties officeooo:rsid="069b58bf" officeooo:paragraph-rsid="069b58bf"/>
    </style:style>
    <style:style style:name="P24" style:family="paragraph" style:parent-style-name="Text_20_body">
      <style:text-properties officeooo:rsid="069b58bf" officeooo:paragraph-rsid="06a06288"/>
    </style:style>
    <style:style style:name="P25" style:family="paragraph" style:parent-style-name="Text_20_body">
      <style:text-properties officeooo:paragraph-rsid="069b58bf"/>
    </style:style>
    <style:style style:name="P26" style:family="paragraph" style:parent-style-name="Text_20_body">
      <style:text-properties officeooo:paragraph-rsid="068146bd"/>
    </style:style>
    <style:style style:name="P27" style:family="paragraph" style:parent-style-name="Text_20_body">
      <style:text-properties style:font-name="Monospace" fo:language="en" fo:country="US" officeooo:rsid="068146bd" officeooo:paragraph-rsid="0693f8f4" style:font-size-asian="10.5pt" style:font-name-complex="David CLM" style:font-weight-complex="normal"/>
    </style:style>
    <style:style style:name="T1" style:family="text">
      <style:text-properties officeooo:rsid="057ca7f2"/>
    </style:style>
    <style:style style:name="T2" style:family="text">
      <style:text-properties style:font-name="Times New Roman" fo:font-style="italic" officeooo:rsid="05e3dd26" style:font-style-asian="italic" style:font-style-complex="italic"/>
    </style:style>
    <style:style style:name="T3" style:family="text">
      <style:text-properties style:font-name="Times New Roman" fo:font-style="italic" officeooo:rsid="058fcc10" style:font-style-asian="italic" style:font-style-complex="italic"/>
    </style:style>
    <style:style style:name="T4" style:family="text">
      <style:text-properties officeooo:rsid="05b6bed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610e6e9" style:font-weight-asian="bold" style:font-weight-complex="bold"/>
    </style:style>
    <style:style style:name="T7" style:family="text">
      <style:text-properties fo:font-style="italic" officeooo:rsid="05e3dd26" style:font-style-asian="italic" style:font-style-complex="italic"/>
    </style:style>
    <style:style style:name="T8" style:family="text">
      <style:text-properties fo:font-style="italic" officeooo:rsid="0674d2ed" style:font-style-asian="italic" style:font-style-complex="italic"/>
    </style:style>
    <style:style style:name="T9" style:family="text">
      <style:text-properties fo:font-style="italic" officeooo:rsid="068146bd" style:font-style-asian="italic" style:font-style-complex="italic"/>
    </style:style>
    <style:style style:name="T10" style:family="text">
      <style:text-properties fo:font-style="italic" officeooo:rsid="06880633" style:font-style-asian="italic" style:font-style-complex="italic"/>
    </style:style>
    <style:style style:name="T11" style:family="text">
      <style:text-properties officeooo:rsid="05e3dd26"/>
    </style:style>
    <style:style style:name="T12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13" style:family="text">
      <style:text-properties style:text-position="sub 58%" style:font-name="Monospace" fo:language="en" fo:country="US" officeooo:rsid="068b4d1f" style:font-size-asian="10.5pt" style:font-name-complex="David CLM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90a72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6915ca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" style:family="text">
      <style:text-properties fo:language="en" fo:country="US" officeooo:rsid="060192ee"/>
    </style:style>
    <style:style style:name="T17" style:family="text">
      <style:text-properties fo:language="en" fo:country="US" officeooo:rsid="06159af2"/>
    </style:style>
    <style:style style:name="T18" style:family="text">
      <style:text-properties fo:language="en" fo:country="US" officeooo:rsid="06342bc4"/>
    </style:style>
    <style:style style:name="T19" style:family="text">
      <style:text-properties fo:language="en" fo:country="US" officeooo:rsid="0565f2dc"/>
    </style:style>
    <style:style style:name="T20" style:family="text">
      <style:text-properties fo:language="en" fo:country="US" officeooo:rsid="05609767"/>
    </style:style>
    <style:style style:name="T21" style:family="text">
      <style:text-properties fo:language="en" fo:country="US" officeooo:rsid="068146bd"/>
    </style:style>
    <style:style style:name="T22" style:family="text">
      <style:text-properties fo:language="en" fo:country="US" fo:font-style="italic" officeooo:rsid="068146bd" style:font-style-asian="italic" style:font-style-complex="italic"/>
    </style:style>
    <style:style style:name="T23" style:family="text">
      <style:text-properties fo:language="en" fo:country="US" officeooo:rsid="068d225c"/>
    </style:style>
    <style:style style:name="T24" style:family="text">
      <style:text-properties fo:language="en" fo:country="US" officeooo:rsid="068d2857"/>
    </style:style>
    <style:style style:name="T25" style:family="text">
      <style:text-properties fo:language="en" fo:country="US" officeooo:rsid="06a1ba5d"/>
    </style:style>
    <style:style style:name="T26" style:family="text">
      <style:text-properties officeooo:rsid="0615b090"/>
    </style:style>
    <style:style style:name="T27" style:family="text">
      <style:text-properties officeooo:rsid="0626940b"/>
    </style:style>
    <style:style style:name="T28" style:family="text">
      <style:text-properties officeooo:rsid="0629e301"/>
    </style:style>
    <style:style style:name="T29" style:family="text">
      <style:text-properties officeooo:rsid="0637f052"/>
    </style:style>
    <style:style style:name="T30" style:family="text">
      <style:text-properties style:font-name="Monospace" officeooo:rsid="0674d2ed" style:font-size-asian="10.5pt" style:font-name-complex="David CLM" style:font-weight-complex="normal"/>
    </style:style>
    <style:style style:name="T31" style:family="text">
      <style:text-properties style:font-name="Monospace" officeooo:rsid="067efac4" style:font-size-asian="10.5pt" style:font-name-complex="David CLM" style:font-weight-complex="normal"/>
    </style:style>
    <style:style style:name="T32" style:family="text">
      <style:text-properties style:font-name="Monospace" officeooo:rsid="068146bd" style:font-size-asian="10.5pt" style:font-name-complex="David CLM" style:font-weight-complex="normal"/>
    </style:style>
    <style:style style:name="T33" style:family="text">
      <style:text-properties style:font-name="Monospace" officeooo:rsid="06880633" style:font-size-asian="10.5pt" style:font-name-complex="David CLM" style:font-weight-complex="normal"/>
    </style:style>
    <style:style style:name="T34" style:family="text">
      <style:text-properties style:font-name="Monospace" officeooo:rsid="068b4d1f" style:font-size-asian="10.5pt" style:font-name-complex="David CLM" style:font-weight-complex="normal"/>
    </style:style>
    <style:style style:name="T35" style:family="text">
      <style:text-properties style:font-name="Monospace" officeooo:rsid="068d2857" style:font-size-asian="10.5pt" style:font-name-complex="David CLM" style:font-weight-complex="normal"/>
    </style:style>
    <style:style style:name="T36" style:family="text">
      <style:text-properties style:font-name="Monospace" officeooo:rsid="068e065b" style:font-size-asian="10.5pt" style:font-name-complex="David CLM" style:font-weight-complex="normal"/>
    </style:style>
    <style:style style:name="T37" style:family="text">
      <style:text-properties style:font-name="Monospace" fo:font-style="italic" officeooo:rsid="0674d2ed" style:font-size-asian="10.5pt" style:font-style-asian="italic" style:font-name-complex="David CLM" style:font-style-complex="italic" style:font-weight-complex="normal"/>
    </style:style>
    <style:style style:name="T38" style:family="text">
      <style:text-properties style:font-name="Monospace" fo:language="en" fo:country="US" officeooo:rsid="068146bd" style:font-size-asian="10.5pt" style:font-name-complex="David CLM" style:font-weight-complex="normal"/>
    </style:style>
    <style:style style:name="T39" style:family="text">
      <style:text-properties style:font-name="Monospace" fo:language="en" fo:country="US" officeooo:rsid="068324a9" style:font-size-asian="10.5pt" style:font-name-complex="David CLM" style:font-weight-complex="normal"/>
    </style:style>
    <style:style style:name="T40" style:family="text">
      <style:text-properties style:font-name="Monospace" fo:language="en" fo:country="US" officeooo:rsid="0684a856" style:font-size-asian="10.5pt" style:font-name-complex="David CLM" style:font-weight-complex="normal"/>
    </style:style>
    <style:style style:name="T41" style:family="text">
      <style:text-properties style:font-name="Monospace" fo:language="en" fo:country="US" officeooo:rsid="068b4d1f" style:font-size-asian="10.5pt" style:font-name-complex="David CLM" style:font-weight-complex="normal"/>
    </style:style>
    <style:style style:name="T42" style:family="text">
      <style:text-properties style:font-name="Monospace" fo:language="en" fo:country="US" officeooo:rsid="068d225c" style:font-size-asian="10.5pt" style:font-name-complex="David CLM" style:font-weight-complex="normal"/>
    </style:style>
    <style:style style:name="T43" style:family="text">
      <style:text-properties style:font-name="Monospace" fo:language="en" fo:country="US" fo:font-style="italic" officeooo:rsid="068324a9" style:font-size-asian="10.5pt" style:font-style-asian="italic" style:font-name-complex="David CLM" style:font-style-complex="italic" style:font-weight-complex="normal"/>
    </style:style>
    <style:style style:name="T44" style:family="text">
      <style:text-properties officeooo:rsid="064ca031"/>
    </style:style>
    <style:style style:name="T45" style:family="text">
      <style:text-properties officeooo:rsid="04af6545"/>
    </style:style>
    <style:style style:name="T46" style:family="text">
      <style:text-properties officeooo:rsid="058fcc10"/>
    </style:style>
    <style:style style:name="T47" style:family="text">
      <style:text-properties officeooo:rsid="0610e6e9"/>
    </style:style>
    <style:style style:name="T48" style:family="text">
      <style:text-properties officeooo:rsid="06230541"/>
    </style:style>
    <style:style style:name="T49" style:family="text">
      <style:text-properties officeooo:rsid="06283c27"/>
    </style:style>
    <style:style style:name="T50" style:family="text">
      <style:text-properties officeooo:rsid="062571fe"/>
    </style:style>
    <style:style style:name="T51" style:family="text">
      <style:text-properties officeooo:rsid="0674d2ed"/>
    </style:style>
    <style:style style:name="T52" style:family="text">
      <style:text-properties officeooo:rsid="0561464b"/>
    </style:style>
    <style:style style:name="T53" style:family="text">
      <style:text-properties officeooo:rsid="06765ee5"/>
    </style:style>
    <style:style style:name="T54" style:family="text">
      <style:text-properties officeooo:rsid="06783411"/>
    </style:style>
    <style:style style:name="T55" style:family="text">
      <style:text-properties officeooo:rsid="06396fbd"/>
    </style:style>
    <style:style style:name="T56" style:family="text">
      <style:text-properties officeooo:rsid="06387df2"/>
    </style:style>
    <style:style style:name="T57" style:family="text">
      <style:text-properties officeooo:rsid="063a5131"/>
    </style:style>
    <style:style style:name="T58" style:family="text">
      <style:text-properties officeooo:rsid="068146bd"/>
    </style:style>
    <style:style style:name="T59" style:family="text">
      <style:text-properties officeooo:rsid="06880633"/>
    </style:style>
    <style:style style:name="T60" style:family="text">
      <style:text-properties style:text-position="0% 100%" style:font-name="Monospace" fo:language="en" fo:country="US" officeooo:rsid="068b4d1f" style:font-size-asian="10.5pt" style:font-name-complex="David CLM" style:font-weight-complex="normal"/>
    </style:style>
    <style:style style:name="T61" style:family="text">
      <style:text-properties style:text-position="0% 100%" style:font-name="Monospace" fo:language="en" fo:country="US" officeooo:rsid="068d2857" style:font-size-asian="10.5pt" style:font-name-complex="David CLM" style:font-weight-complex="normal"/>
    </style:style>
    <style:style style:name="T62" style:family="text">
      <style:text-properties style:text-position="0% 100%" style:font-name="Monospace" fo:language="en" fo:country="US" officeooo:rsid="068d225c" style:font-size-asian="10.5pt" style:font-name-complex="David CLM" style:font-weight-complex="normal"/>
    </style:style>
    <style:style style:name="T63" style:family="text">
      <style:text-properties officeooo:rsid="0562c868"/>
    </style:style>
    <style:style style:name="T64" style:family="text">
      <style:text-properties officeooo:rsid="068d225c"/>
    </style:style>
    <style:style style:name="T65" style:family="text">
      <style:text-properties officeooo:rsid="068d2857"/>
    </style:style>
    <style:style style:name="T66" style:family="text">
      <style:text-properties officeooo:rsid="068f0ac1"/>
    </style:style>
    <style:style style:name="T67" style:family="text">
      <style:text-properties officeooo:rsid="0690a723"/>
    </style:style>
    <style:style style:name="T68" style:family="text">
      <style:text-properties style:use-window-font-color="true" loext:opacity="0%" style:font-name="David2" fo:font-size="10.5pt" style:font-size-asian="10.5pt" style:font-name-complex="David3"/>
    </style:style>
    <style:style style:name="T69" style:family="text">
      <style:text-properties style:use-window-font-color="true" loext:opacity="0%" style:font-name="David2" fo:font-size="10.5pt" officeooo:rsid="0697b5dc" style:font-size-asian="10.5pt" style:font-name-complex="David3"/>
    </style:style>
    <style:style style:name="T70" style:family="text">
      <style:text-properties style:use-window-font-color="true" loext:opacity="0%" style:font-name="David2" fo:font-size="10.5pt" officeooo:rsid="06a5876f" style:font-size-asian="10.5pt" style:font-name-complex="David3"/>
    </style:style>
    <style:style style:name="T71" style:family="text">
      <style:text-properties style:use-window-font-color="true" loext:opacity="0%" style:font-name="David" fo:font-size="10.5pt" style:font-size-asian="10.5pt" style:font-name-complex="David1"/>
    </style:style>
    <style:style style:name="T72" style:family="text">
      <style:text-properties officeooo:rsid="0696475d"/>
    </style:style>
    <style:style style:name="T73" style:family="text">
      <style:text-properties officeooo:rsid="06989a12"/>
    </style:style>
    <style:style style:name="T74" style:family="text">
      <style:text-properties officeooo:rsid="069b58bf"/>
    </style:style>
    <style:style style:name="T75" style:family="text">
      <style:text-properties officeooo:rsid="069c611e"/>
    </style:style>
    <style:style style:name="T76" style:family="text">
      <style:text-properties officeooo:rsid="069e4b72"/>
    </style:style>
    <style:style style:name="T77" style:family="text">
      <style:text-properties officeooo:rsid="069ebff2"/>
    </style:style>
    <style:style style:name="T78" style:family="text">
      <style:text-properties officeooo:rsid="069f84de"/>
    </style:style>
    <style:style style:name="T79" style:family="text">
      <style:text-properties officeooo:rsid="06a06288"/>
    </style:style>
    <style:style style:name="T80" style:family="text">
      <style:text-properties officeooo:rsid="06a70246"/>
    </style:style>
    <style:style style:name="T81" style:family="text">
      <style:text-properties officeooo:rsid="06aa788e"/>
    </style:style>
    <style:style style:name="T82" style:family="text">
      <style:text-properties officeooo:rsid="06ab8a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מטלה - חלוקה הוגנת של קרקעות ועוגות</text:h>
      <text:p text:style-name="P3">יש לענות על שאלה אחת לבחירתכם. <text:span text:style-name="T16">שאלות </text:span><text:span text:style-name="T25">או סעיפים המסומנים </text:span><text:span text:style-name="T16">ב</text:span><text:span text:style-name="T18">כוכבית </text:span><text:span text:style-name="T16">* מזכ</text:span><text:span text:style-name="T25">ים</text:span><text:span text:style-name="T16"> בניקוד כפול.</text:span></text:p>
      <text:p text:style-name="P6">שאלה <text:span text:style-name="T53">1</text:span>: <text:span text:style-name="T20">חלוקת תורנויות פרופורציונלית</text:span></text:p>
      <text:p text:style-name="P5"><text:span text:style-name="T52">אמא ואבא נסעו לנופש, והשאירו את </text:span><text:span text:style-name="T3">n</text:span><text:span text:style-name="T52"> ילדיהם </text:span><text:span text:style-name="T46">הגדולים </text:span><text:span text:style-name="T52">לשמור על </text:span><text:span text:style-name="T46">התינוקת ה-1+</text:span><text:span text:style-name="T3">n</text:span><text:span text:style-name="T46">.</text:span><text:span text:style-name="T52"> </text:span><text:span text:style-name="T47">הם מעוניינים לחלק ביניהם את זמן השמירה בצורה הוגנת. </text:span><text:span text:style-name="T52">לכל ילד יש העדפות שונות לגבי </text:span><text:span text:style-name="T47">זמן השמירה - </text:span><text:span text:style-name="T52">יש כאלה </text:span><text:span text:style-name="T48">שמעדיפים </text:span><text:span text:style-name="T52">לשמור בלילה, יש כאלה </text:span><text:span text:style-name="T48">שמעדיפים </text:span><text:span text:style-name="T52">לשמור דווקא בצהריים, וכו'. </text:span><text:span text:style-name="T51">עליכם למצוא חלוקה </text:span><text:span text:style-name="T8">פרופורציונלית</text:span><text:span text:style-name="T51">, </text:span><text:span text:style-name="T30">שבה כל </text:span><text:span text:style-name="T51">ילד מקבל משמרת </text:span><text:span text:style-name="T37">קשירה</text:span><text:span text:style-name="T51">.</text:span></text:p>
      <text:p text:style-name="P4">א <text:span text:style-name="T49">[חימום]</text:span>. בסעיף זה הניחו שהילדים <text:span text:style-name="T5">אוהבים </text:span>לשמור על התינוקת – כל אחד רוצה <text:span text:style-name="T50">לשמור </text:span>כמה שיותר. באיזה אלגוריתם תשתמשו?</text:p>
      <text:p text:style-name="P7"><text:span text:style-name="T47">ב. בסעיף זה הניחו שהילדים </text:span><text:span text:style-name="T6">לא אוהבים </text:span><text:span text:style-name="T47">לשמור – כל אחד רוצה לשמור כמה שפחות. </text:span><text:span text:style-name="T27">הסבירו למה האלגוריתם של סעיף א לא עובד. </text:span><text:span text:style-name="T66">ת</text:span><text:span text:style-name="T47">ארו אלגוריתם </text:span><text:span text:style-name="T27">חדש </text:span><text:span text:style-name="T47">המוצא חלוקה פרופורציונלית </text:span><text:span text:style-name="T30">קשירה </text:span><text:span text:style-name="T31">של התורנויות</text:span><text:span text:style-name="T47">. </text:span><text:span text:style-name="T54">הדגימו את האלגוריתם, ו</text:span><text:span text:style-name="T47">הוכיחו את נכונות</text:span><text:span text:style-name="T54">ו</text:span><text:span text:style-name="T47">.</text:span></text:p>
      <text:p text:style-name="P15"><text:span text:style-name="T45">שאלה </text:span><text:span text:style-name="T15">2</text:span><text:span text:style-name="T45">: </text:span><text:span text:style-name="T56">שיקולים אסטרטגיים באלגוריתם חלוקה</text:span></text:p>
      <text:p text:style-name="P23">האלגוריתמים שלמדנו מבקשים מהשחקנים לבצע פעולות מסוימות בהתאם להערכות שלהם. אבל השחקנים יכולים להתנהג כאילו שיש להם הערכות שונות, בניסיון להשיג רווח גדול יותר. התנהגות כזאת נקראת "התחכמות" (בלע”ז "מניפולציה").</text:p>
      <text:p text:style-name="P25"><text:span text:style-name="T55">א. אתם חולקים עוגה עם עוד מישהו בשיטת "חתוך ובחר", כאשר אתם החותכים. הצלחתם להשיג מידע מדוייק על </text:span><text:span text:style-name="T33">ההערכה </text:span><text:span text:style-name="T55">של השחקן השני. </text:span><text:span text:style-name="T74">תארו התחכמות שתאפשר לכם להשיג </text:span><text:span text:style-name="T55">את הערך הגבוה ביותר האפשרי. </text:span><text:span text:style-name="T57">הדגימו מצב שבו </text:span><text:span text:style-name="T74">ההתחכמות שלכם תאפשר </text:span><text:span text:style-name="T57">להשיג 100% מהערך הכולל </text:span><text:span text:style-name="T75">של העוגה בעיני</text:span><text:span text:style-name="T76">כ</text:span><text:span text:style-name="T75">ם</text:span><text:span text:style-name="T57">.</text:span></text:p>
      <text:p text:style-name="P22"><text:span text:style-name="T55">ב. </text:span><text:span text:style-name="T36">הוכיחו</text:span><text:span text:style-name="T59">, שאם </text:span><text:span text:style-name="T10">אין לכם </text:span><text:span text:style-name="T59">מידע מדוייק </text:span><text:span text:style-name="T55">על </text:span><text:span text:style-name="T33">ההערכה </text:span><text:span text:style-name="T55">של השחקן השני, </text:span><text:span text:style-name="T59">אז כל </text:span><text:span text:style-name="T77">התחכמות </text:span><text:span text:style-name="T59">עלול</text:span><text:span text:style-name="T77">ה</text:span><text:span text:style-name="T59"> לתת לכם פרוסה ששווה עבורכם </text:span><text:span text:style-name="T10">פחות </text:span><text:span text:style-name="T59">מ-50% מהערך הכולל שלכם.</text:span></text:p>
      <text:p text:style-name="P24">* ג. <text:span text:style-name="T79">א</text:span>תם חולקים עוגה עם עוד 7 אנשים בעזרת אלגוריתם אבן-פז. כמה מתוכם אתם צריכים להכיר (<text:span text:style-name="T78">כלומר, להשיג </text:span>מידע מדוייק על ההערכות שלהם) כך <text:span text:style-name="T79">שתהיה לכם התחכמות "בטוחה" – התחכמות שאף-פעם לא מקטינה את הערך שלכם?</text:span></text:p>
      <text:p text:style-name="P17">שאלה <text:span text:style-name="T29">3</text:span>: <text:span text:style-name="T19">חלוקה עם זכויות לא-שוות</text:span></text:p>
      <text:p text:style-name="P11"><text:span text:style-name="T34">נתונים </text:span><text:span text:style-name="T41">n שותפים בקרקע, שלכל אחד מהם יש חלק אחר בקרקע: לאדם i יש חלק t</text:span><text:span text:style-name="T13">i</text:span><text:span text:style-name="T41"> מהקרקע, כאשר הסכום של כל ה- </text:span><text:span text:style-name="T60">t</text:span><text:span text:style-name="T13">i</text:span><text:span text:style-name="T41"> הוא 1. </text:span><text:span text:style-name="T42">לדוגמה, ייתכן שלשחקן א מגיעה 1/7 מהקרקע, לשחקן ב מגיעות 2/7, ולשחקן ג מגיעות 4/7.</text:span></text:p>
      <text:p text:style-name="P11"><text:span text:style-name="T1">א</text:span><text:span text:style-name="T63">. </text:span><text:span text:style-name="T11">תנו הגדרה הגיונית למושג "</text:span><text:span text:style-name="T63">חלוקה פרופורציונלית" </text:span><text:span text:style-name="T11">במצב זה, בעזרת הפונקציה </text:span><text:span text:style-name="T2">V</text:span><text:span text:style-name="T12">i</text:span><text:span text:style-name="T7"> </text:span><text:span text:style-name="T11">(פונקציית הערך של שחקן </text:span><text:span text:style-name="T2">i</text:span><text:span text:style-name="T11">), ובעזרת הפרמטרים </text:span><text:span text:style-name="T60">t</text:span><text:span text:style-name="T13">i</text:span><text:span text:style-name="T17">.</text:span></text:p>
      <text:p text:style-name="P10"><text:soft-page-break/><text:span text:style-name="T4">ב</text:span><text:span text:style-name="T63">. כיתבו אלגוריתם המוצא חלוקה פרופורציונלית </text:span><text:span text:style-name="T28">לפי ההגדרה של סעיף א</text:span><text:span text:style-name="T63">. </text:span><text:span text:style-name="T65">הדגימו את פעולת האלגוריתם, </text:span><text:span text:style-name="T26">הוכיחו את נכונות</text:span><text:span text:style-name="T35">ו</text:span><text:span text:style-name="T26">, </text:span><text:span text:style-name="T44">וחשבו את סיבוכיות זמן-הריצה שלו. </text:span></text:p>
      <text:p text:style-name="P13"><text:span text:style-name="T64">ג. כיתבו אלגוריתם כנ"ל, שסיבוכיות זמן הריצה שלו היא </text:span><text:span text:style-name="T23">O(2 n log(D)), כאשר D הוא </text:span><text:span text:style-name="T24">המכנה המשותף של כל השברים </text:span><text:span text:style-name="T41">t</text:span><text:span text:style-name="T13">i <text:s/></text:span><text:span text:style-name="T61">(ב</text:span><text:span text:style-name="T62">דוגמה למעלה D=7).</text:span></text:p>
      <text:p text:style-name="P12"/>
      <text:p text:style-name="P9">שאלה <text:span text:style-name="T58">4</text:span>: <text:span text:style-name="T19">חלוקה </text:span><text:span text:style-name="T21">סופר-פרופורציונלית</text:span></text:p>
      <text:p text:style-name="P8"><text:span text:style-name="T58">חלוקת-עוגה נקראת </text:span><text:span text:style-name="T9">סופר-פרופורציונלית</text:span><text:span text:style-name="T58"> </text:span><text:span text:style-name="T32">אם </text:span><text:span text:style-name="T58">כל שחקן מקבל פרוסה ששווה עבורו </text:span><text:span text:style-name="T9">יותר </text:span><text:span text:style-name="T58">מ </text:span><text:span text:style-name="T21">1 חלקי-n משווי העוגה כולה.</text:span></text:p>
      <text:p text:style-name="P8"><text:span text:style-name="T21">א. הראו דוגמה </text:span><text:span text:style-name="T38">לחלוקה </text:span><text:span text:style-name="T21">סופר-פרופורציונאלית </text:span><text:span text:style-name="T38">בין שלושה </text:span><text:span text:style-name="T21">אנשים.</text:span></text:p>
      <text:p text:style-name="P8"><text:span text:style-name="T21">ב. הראו דוגמה שבה </text:span><text:span text:style-name="T22">לא קיימת</text:span><text:span text:style-name="T21"> חלוקה סופר-פרופורציונאלית לשלושה אנשים. הוכיחו </text:span><text:span text:style-name="T38">את תשובתכם.</text:span></text:p>
      <text:p text:style-name="P8"><text:span text:style-name="T38">* ג. נתונה בעיית חלוקת עוגה לשלושה אנשים. </text:span><text:span text:style-name="T39">נתון שיש שני אנשים כלשהם (נניח עמי ותמי), שמייחסים ערך שונה לפרוסת-עוגה כלשהי X. כתבו אלגוריתם </text:span><text:span text:style-name="T40">המקבל כקלט את הפרוסה X, ו</text:span><text:span text:style-name="T39">מוצא חלוקה סופר-פרופורציונלית. </text:span><text:span text:style-name="T43">רמז</text:span><text:span text:style-name="T39">: אפשר להעזר באלגוריתם של שאלה 3 (גם אם לא פתרתם אותה).</text:span></text:p>
      <text:p text:style-name="P8"><text:span text:style-name="T39"/></text:p>
      <text:p text:style-name="P14"><text:span text:style-name="T73">* </text:span><text:span text:style-name="T45">שאלה </text:span><text:span text:style-name="T14">5</text:span><text:span text:style-name="T45">: </text:span><text:span text:style-name="T67">חלוקת עוגה: </text:span><text:span text:style-name="T72">אלגוריתם לעומת </text:span><text:span text:style-name="T67">בינה מלאכותית</text:span></text:p>
      <text:p text:style-name="P19">נתונה קרקע המורכבת משישה איזורים סמוכים, שיש לחלק בין שלושה שחקנים. הערכים שהם מייחסים לאיזורים השונים (לפי הסדר) הם:</text:p>
      <text:p text:style-name="P20">-<text:tab/>עמי: 5, 5, 5, 5, 5, 5.</text:p>
      <text:p text:style-name="P20">-<text:tab/>תמי: 10, 10, 3, 3, 2, 2.</text:p>
      <text:p text:style-name="P20">-<text:tab/>רמי:2, 2, 3, 3, 10, 10.</text:p>
      <text:p text:style-name="P20"/>
      <text:p text:style-name="P20">א [חימום]. תארו את אופן חלוקת העוגה לפי אלגוריתם "המפחית האחרון". סדר השחקנים הוא: עמי – תמי – רמי, והחיתוך מתבצע מימין לשמאל. כל השחקנים משחקים לפי ההוראות. פרטו את שלבי החישוב ואת התוצאה הסופית – איזה איזורים מקבל כל שחקן. </text:p>
      <text:p text:style-name="P20"/>
      <text:p text:style-name="P21">ב. השתמשו בכלי בינה מלאכותית כלשהו לבחירתכם (gpt, claude, copilot…) כדי למצוא חלוקה הוגנת של העוגה. בקשו מהכלי למצוא חלוקות עם מאפיינים שונים: פרופורציונלית, ללא-קנאה, קשירה או לא קשירה; וכן בקשו ממנו "חלוקה הוגנת" בלי <text:span text:style-name="T81">הגדרות</text:span>. <text:s text:c="2"/>השוו את התוצאות שקיבלתם לתוצאות של סעיף א. <text:span text:style-name="T81">האם לדעתכם כלי בינה מלאכותית </text:span><text:span text:style-name="T82">בימינו</text:span><text:span text:style-name="T81"> יכולים לשמש למציאת חלוקה הוגנת?</text:span><text:line-break/></text:p>
      <text:p text:style-name="P21">הגישו קובץ הכולל את כל השיחה, או קישור-שיתוף המאפשר לראות את השיחה.</text:p>
      <text:p text:style-name="P27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avid1" svg:font-family="David" style:font-family-generic="system" style:font-pitch="variable"/>
    <style:font-face style:name="David2" svg:font-family="David" style:font-adornments="Regular" style:font-pitch="fixed"/>
    <style:font-face style:name="David3" svg:font-family="David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0pt" fo:language="en" fo:country="US" style:font-name-asian="Liberation Sans2" style:font-family-asian="'Liberation Sans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Liberation Sans" fo:font-family="'Liberation Sans'" style:font-family-generic="roman" style:font-pitch="variable" fo:font-size="18pt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5-03-07T10:21:02.209000000</dc:date>
    <meta:editing-duration>P11DT2H59M32S</meta:editing-duration>
    <meta:editing-cycles>1534</meta:editing-cycles>
    <meta:document-statistic meta:table-count="0" meta:image-count="0" meta:object-count="0" meta:page-count="2" meta:paragraph-count="31" meta:word-count="641" meta:character-count="3659" meta:non-whitespace-character-count="3037"/>
  </office:meta>
</office:document-meta>
</file>